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Cache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remove( @ NonNullable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setConfig( @ NonNullable PerCach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Cache.putAll( @ NonNullable Map &lt; ? extends String , ? extends V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Cach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Cache.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ftRef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ftRefCache.SoftRefCache( @ NonNullable String name , @ NonNullable Class &lt; V &gt; valueType ,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ftRefCache.get( @ NonNullable String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ftRefCache.get( @ NonNullable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Cache.entr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ftRefCach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publishFlushKey(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ftRefCache.put( @ NonNullable String key , @ NonNullable V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ftRefCache.getCollect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Cache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SoftRefCache( @ NonNullable String name , @ NonNullable Class &lt; V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ftRefCache.containsKey( @ NonNullable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ftRefCache.remove( @ NonNullable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ftRefCache.SoftRefCache( @ NonNullable String name , @ NonNullable Class &lt; V &gt; valueType , int initialCapacity , float loadFactor , int concurrency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ftRef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Cache.containsValue( @ NonNullable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